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3033f8"/>
    </style:style>
    <style:style style:name="P4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5" style:family="paragraph" style:parent-style-name="Standard_20_ohne_20_Leerzeile">
      <style:text-properties fo:font-size="10pt" fo:font-weight="bold" officeooo:rsid="001cd256" officeooo:paragraph-rsid="001cd256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style="normal" officeooo:paragraph-rsid="001e3e05" style:font-size-asian="10pt" style:font-style-asian="normal" style:font-size-complex="10pt" style:font-style-complex="normal"/>
    </style:style>
    <style:style style:name="P7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_20_ohne_20_Leerzeile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_20_ohne_20_Leerzeile">
      <style:text-properties fo:font-size="10pt" style:font-size-asian="10pt" style:font-size-complex="10pt"/>
    </style:style>
    <style:style style:name="P10" style:family="paragraph" style:parent-style-name="Standard_20_ohne_20_Leerzeile">
      <style:text-properties style:font-name="Arial" fo:font-size="10pt" officeooo:rsid="001af4c1" style:font-size-asian="10pt" style:font-size-complex="10pt"/>
    </style:style>
    <style:style style:name="P11" style:family="paragraph" style:parent-style-name="Standard_20_ohne_20_Leerzeile">
      <style:text-properties style:font-name="Arial" fo:font-size="10pt" style:font-size-asian="10pt" style:font-size-complex="10pt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0pt" officeooo:rsid="0035701c" officeooo:paragraph-rsid="0035701c" style:font-size-asian="10pt" style:font-size-complex="10pt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0pt" officeooo:rsid="001cd256" officeooo:paragraph-rsid="002ceab7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fo:font-size="10pt" officeooo:rsid="0035701c" officeooo:paragraph-rsid="0035701c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fo:font-size="10pt" fo:font-style="normal" officeooo:rsid="001f5108" officeooo:paragraph-rsid="0035701c" style:font-size-asian="10pt" style:font-style-asian="normal" style:font-size-complex="10pt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ize="10pt" fo:font-style="normal" style:text-underline-style="solid" style:text-underline-width="auto" style:text-underline-color="font-color" officeooo:rsid="0035701c" officeooo:paragraph-rsid="0035701c" style:font-size-asian="10pt" style:font-style-asian="normal" style:font-size-complex="10pt" style:font-style-complex="normal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T1" style:family="text">
      <style:text-properties style:font-name="Arial"/>
    </style:style>
    <style:style style:name="T2" style:family="text">
      <style:text-properties style:font-name="Arial" fo:font-size="10.5pt" style:font-size-asian="10.5pt"/>
    </style:style>
    <style:style style:name="T3" style:family="text">
      <style:text-properties style:font-name="Arial" fo:font-size="10.5pt" officeooo:rsid="001cd256" style:font-size-asian="10.5pt"/>
    </style:style>
    <style:style style:name="T4" style:family="text">
      <style:text-properties style:font-name="Arial" fo:font-size="10.5pt" officeooo:rsid="0035701c" style:font-size-asian="10.5pt"/>
    </style:style>
    <style:style style:name="T5" style:family="text">
      <style:text-properties style:font-name="Arial" officeooo:rsid="0035701c"/>
    </style:style>
    <style:style style:name="T6" style:family="text">
      <style:text-properties style:font-name="Arial" officeooo:rsid="001cd256"/>
    </style:style>
    <style:style style:name="T7" style:family="text">
      <style:text-properties officeooo:rsid="001cd256"/>
    </style:style>
    <style:style style:name="T8" style:family="text">
      <style:text-properties fo:font-style="normal" officeooo:rsid="001e3e05" style:font-style-asian="normal" style:font-style-complex="normal"/>
    </style:style>
    <style:style style:name="T9" style:family="text">
      <style:text-properties fo:font-style="normal" officeooo:rsid="001f5108" style:font-style-asian="normal" style:font-style-complex="normal"/>
    </style:style>
    <style:style style:name="T10" style:family="text">
      <style:text-properties officeooo:rsid="0022893b"/>
    </style:style>
    <style:style style:name="T11" style:family="text">
      <style:text-properties officeooo:rsid="002a0a2c"/>
    </style:style>
    <style:style style:name="T12" style:family="text">
      <style:text-properties fo:font-weight="bold" style:font-weight-asian="bold"/>
    </style:style>
    <style:style style:name="T13" style:family="text">
      <style:text-properties officeooo:rsid="0032bb0b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035701c" style:font-size-asian="9pt" style:font-size-complex="9pt"/>
    </style:style>
    <style:style style:name="T16" style:family="text">
      <style:text-properties fo:font-size="9pt" style:text-underline-style="none" style:font-size-asian="9pt" style:font-size-complex="9pt"/>
    </style:style>
    <style:style style:name="T17" style:family="text">
      <style:text-properties officeooo:rsid="0035701c"/>
    </style:style>
    <style:style style:name="T18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name="Form1" draw:style-name="gr1" draw:text-style-name="P18" svg:width="4.5cm" svg:height="2.5cm" svg:x="15.401cm" svg:y="21.001cm" draw:control="control24"/>
      <text:p text:style-name="Standard_20_ohne_20_Leerzeile"><draw:frame draw:style-name="fr2" draw:name="Rahmen15" text:anchor-type="paragraph" svg:x="0cm" svg:y="4.703cm" svg:width="7.939cm" draw:z-index="0"><draw:text-box fo:min-height="1.311cm"><text:p text:style-name="Kleine_20_Texte"><text:span text:style-name="T12"><draw:control text:anchor-type="as-char" draw:z-index="3" draw:name="Form2" draw:style-name="gr4" draw:text-style-name="P19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4" draw:name="Form3" draw:style-name="gr4" draw:text-style-name="P24" svg:width="7.938cm" svg:height="0.451cm" draw:control="control2"/></text:p></draw:text-box></draw:frame><draw:frame draw:style-name="fr3" draw:name="Grafik2" text:anchor-type="paragraph" svg:x="13.4cm" svg:y="0.083cm" svg:width="3.821cm" svg:height="3.62cm" draw:z-index="2"><draw:image xlink:href="../../images/wsv.jpg" xlink:type="simple" xlink:show="embed" xlink:actuate="onLoad" draw:mime-type="image/jpeg"/></draw:frame><draw:control text:anchor-type="paragraph" draw:z-index="5" draw:name="Form4" draw:style-name="gr6" draw:text-style-name="P20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1" draw:name="Rahmen1" text:anchor-type="paragraph" svg:x="15.401cm" svg:y="5.701cm" svg:width="4.5cm" draw:z-index="1"><draw:text-box fo:min-height="20.001cm"><text:p text:style-name="P3"><draw:control text:anchor-type="as-char" svg:y="0.991cm" draw:z-index="24" draw:name="Form5" draw:style-name="gr2" draw:text-style-name="P19" svg:width="4.5cm" svg:height="1.2cm" draw:control="control22"/></text:p><text:p text:style-name="P3"><draw:control text:anchor-type="as-char" svg:y="-0.009cm" draw:z-index="25" draw:name="Form6" draw:style-name="gr2" draw:text-style-name="P18" svg:width="4.5cm" svg:height="0.451cm" draw:control="control23"/></text:p><text:p text:style-name="Standard"><draw:control text:anchor-type="as-char" svg:y="-0.009cm" draw:z-index="11" draw:name="Form7" draw:style-name="gr2" draw:text-style-name="P18" svg:width="4.5cm" svg:height="0.451cm" draw:control="control9"/></text:p><text:p text:style-name="Standard"><draw:control text:anchor-type="as-char" svg:y="-0.009cm" draw:z-index="12" draw:name="Form8" draw:style-name="gr2" draw:text-style-name="P18" svg:width="4.5cm" svg:height="0.451cm" draw:control="control10"/></text:p><text:p text:style-name="Standard"/><text:p text:style-name="Standard"/><text:p text:style-name="P1"><text:s/>Mein Zeichen</text:p><text:p text:style-name="P2"><draw:control text:anchor-type="as-char" svg:y="-0.009cm" draw:z-index="13" draw:name="Form9" draw:style-name="gr2" draw:text-style-name="P18" svg:width="4.5cm" svg:height="0.451cm" draw:control="control11"/></text:p><text:p text:style-name="P2"/><text:p text:style-name="P2"/><text:p text:style-name="P2"><draw:control text:anchor-type="as-char" svg:y="-0.009cm" draw:z-index="14" draw:name="Form10" draw:style-name="gr2" draw:text-style-name="P18" svg:width="4.5cm" svg:height="0.451cm" draw:control="control12"/></text:p><text:p text:style-name="P2"/><text:p text:style-name="P2"/><text:p text:style-name="P2"><draw:control text:anchor-type="as-char" svg:y="-0.009cm" draw:z-index="15" draw:name="Form11" draw:style-name="gr2" draw:text-style-name="P19" svg:width="4.5cm" svg:height="0.451cm" draw:control="control13"/></text:p><text:p text:style-name="Kleine_20_Texte"><text:s/>Telefon<text:tab/><draw:control text:anchor-type="as-char" draw:z-index="16" draw:name="Form12" draw:style-name="gr4" draw:text-style-name="P21" svg:width="3.241cm" svg:height="0.451cm" draw:control="control14"/></text:p><text:p text:style-name="Kleine_20_Texte"><text:s/>Telefax<text:tab/><draw:control text:anchor-type="as-char" draw:z-index="17" draw:name="Form13" draw:style-name="gr4" draw:text-style-name="P21" svg:width="3.241cm" svg:height="0.451cm" draw:control="control15"/></text:p><text:p text:style-name="Standard"><draw:control text:anchor-type="as-char" svg:y="0.071cm" draw:z-index="18" draw:name="Form14" draw:style-name="gr2" draw:text-style-name="P18" svg:width="4.5cm" svg:height="0.9cm" draw:control="control16"/></text:p><text:p text:style-name="Standard"/><text:p text:style-name="Standard"/><text:p text:style-name="Kleine_20_Texte"><text:s/>Zentrale<text:tab/><draw:control text:anchor-type="as-char" draw:z-index="19" draw:name="Form15" draw:style-name="gr4" draw:text-style-name="P21" svg:width="3.241cm" svg:height="0.451cm" draw:control="control17"/></text:p><text:p text:style-name="Kleine_20_Texte"><text:s/>Telefax<text:tab/><draw:control text:anchor-type="as-char" draw:z-index="20" draw:name="Form16" draw:style-name="gr4" draw:text-style-name="P21" svg:width="3.241cm" svg:height="0.451cm" draw:control="control18"/><text:tab/></text:p><text:p text:style-name="Standard"><draw:control text:anchor-type="as-char" svg:y="-0.009cm" draw:z-index="21" draw:name="Form17" draw:style-name="gr2" draw:text-style-name="P18" svg:width="4.5cm" svg:height="0.451cm" draw:control="control19"/></text:p><text:p text:style-name="Standard"><draw:control text:anchor-type="as-char" svg:y="0.071cm" draw:z-index="22" draw:name="Form18" draw:style-name="gr2" draw:text-style-name="P18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4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">Fachprüfung „Trockengüterschifffahrt“ gemäß <text:span text:style-name="T11">ADN </text:span>8.2.2.7.1 </text:p>
      <text:p text:style-name="P8"/>
      <text:p text:style-name="P8"/>
      <text:p text:style-name="P9"><draw:control text:anchor-type="as-char" svg:y="-0.351cm" draw:z-index="6" draw:name="Form19" draw:style-name="gr2" draw:text-style-name="P20" svg:width="12.002cm" svg:height="0.701cm" draw:control="control4"/></text:p>
      <text:p text:style-name="P9"/>
      <text:p text:style-name="P9">auf <text:span text:style-name="T17">G</text:span>rund Ihres Antrags <text:span text:style-name="T17">auf Teilnahme </text:span>an der Fachprüfung für <text:span text:style-name="T17">die/den</text:span> Sachkundige/-<text:span text:style-name="T17">n</text:span> „<text:span text:style-name="T7">Trockengüterschifffahrt“ </text:span><text:span text:style-name="T5">lade ich Sie</text:span></text:p>
      <text:p text:style-name="P9"/>
      <text:p text:style-name="P10"/>
      <text:p text:style-name="P11"><text:span text:style-name="T17">am</text:span>: <draw:control text:anchor-type="as-char" svg:y="-0.519cm" draw:z-index="7" draw:name="Form20" draw:style-name="gr2" draw:text-style-name="P23" svg:width="9.804cm" svg:height="0.701cm" draw:control="control5"/></text:p>
      <text:p text:style-name="P11"><text:span text:style-name="T17">in die</text:span>:<draw:control text:anchor-type="as-char" draw:z-index="8" draw:name="Form21" draw:style-name="gr5" draw:text-style-name="P20" svg:width="9.342cm" svg:height="1.65cm" draw:control="control6"/></text:p>
      <text:p text:style-name="P12"/>
      <text:p text:style-name="P12"/>
      <text:p text:style-name="P13">ein.</text:p>
      <text:p text:style-name="P12">Die Prüfungsgebühr beträgt:<draw:control text:anchor-type="as-char" svg:y="-0.519cm" draw:z-index="9" draw:name="Form22" draw:style-name="gr2" draw:text-style-name="P20" svg:width="4.001cm" svg:height="0.701cm" draw:control="control7"/></text:p>
      <text:p text:style-name="P14">Die Ausfertigungsgebühr für die Bescheinigung über besondere Kenntnisse </text:p>
      <text:p text:style-name="P14">des ADN beträgt:<draw:control text:anchor-type="as-char" svg:y="-0.519cm" draw:z-index="23" draw:name="Form23" draw:style-name="gr3" draw:text-style-name="P20" svg:width="4.001cm" svg:height="0.75cm" draw:control="control21"/></text:p>
      <text:p text:style-name="P15"><text:span text:style-name="T6">D</text:span><text:span text:style-name="T1">iese werden nach der Prüfung durch Kostenbescheid fällig.</text:span></text:p>
      <text:p text:style-name="P16">Die Teilnahmebescheinigung für den anerkannten Basiskurs „Trockengüter<text:span text:style-name="T17">schiff</text:span>fahrt“, ein aktuelles Lichtbild, sowie ein amtlicher Lichtbildausweis sind am Tag der Prüfung der Prüfungskommission vorzulegen.</text:p>
      <text:p text:style-name="P16">Bei Nichtteilnahme bitte ich um rechtzeitige Absage.</text:p>
      <text:p text:style-name="P17">Hinweis: <text:span text:style-name="T18">Die Durchführung der Prüfung erfolgt an den Prüfungsstandorten Kiel und Duisburg in Papierform und am Prüfungsstandort Magdeburg als PC-Prüfung jeweils im Antwort-Wahl-Verfahren (Multiple-Choice).</text:span></text:p>
      <text:p text:style-name="P6"/>
      <text:p text:style-name="P7">Mit freundlichen Grüßen</text:p>
      <text:p text:style-name="P7">Im Auftrag</text:p>
      <text:p text:style-name="P7"/>
      <text:p text:style-name="P7"><draw:control text:anchor-type="as-char" draw:z-index="10" draw:name="Form24" draw:style-name="gr4" draw:text-style-name="P22" svg:width="8.501cm" svg:height="0.701cm" draw:control="control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4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style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Meyer</meta:initial-creator>
    <meta:creation-date>2010-11-10T16:55:50</meta:creation-date>
    <meta:generator>LibreOffice/7.4.7.2$Linux_X86_64 LibreOffice_project/40$Build-2</meta:generator>
    <dc:date>2023-08-29T15:17:44.178051205</dc:date>
    <meta:editing-duration>PT18H40M36S</meta:editing-duration>
    <meta:editing-cycles>81</meta:editing-cycles>
    <meta:document-statistic meta:table-count="0" meta:image-count="1" meta:object-count="0" meta:page-count="1" meta:paragraph-count="34" meta:word-count="115" meta:character-count="926" meta:non-whitespace-character-count="818"/>
  </office:meta>
</office:document-meta>
</file>